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9ed52" officeooo:paragraph-rsid="0019ed52"/>
    </style:style>
    <style:style style:name="P3" style:family="paragraph" style:parent-style-name="Standard">
      <style:paragraph-properties fo:text-align="center" style:justify-single-word="false"/>
      <style:text-properties officeooo:rsid="0019ed52" officeooo:paragraph-rsid="0019ed52"/>
    </style:style>
    <style:style style:name="P4" style:family="paragraph" style:parent-style-name="Standard">
      <style:text-properties fo:font-style="italic" officeooo:rsid="0019ed52" officeooo:paragraph-rsid="0019ed52" style:font-style-asian="italic" style:font-style-complex="italic"/>
    </style:style>
    <style:style style:name="P5" style:family="paragraph" style:parent-style-name="Standard">
      <style:text-properties officeooo:rsid="001ad429" officeooo:paragraph-rsid="001ad429"/>
    </style:style>
    <style:style style:name="P6" style:family="paragraph" style:parent-style-name="Standard">
      <style:text-properties officeooo:rsid="001b15af" officeooo:paragraph-rsid="001b15af"/>
    </style:style>
    <style:style style:name="P7" style:family="paragraph" style:parent-style-name="Standard">
      <style:text-properties officeooo:rsid="001b15af" officeooo:paragraph-rsid="001c6309"/>
    </style:style>
    <style:style style:name="P8" style:family="paragraph" style:parent-style-name="Standard">
      <style:text-properties officeooo:rsid="001c6309" officeooo:paragraph-rsid="001c6309"/>
    </style:style>
    <style:style style:name="P9" style:family="paragraph" style:parent-style-name="Standard">
      <style:text-properties officeooo:rsid="001d5b63" officeooo:paragraph-rsid="001d5b63"/>
    </style:style>
    <style:style style:name="T1" style:family="text">
      <style:text-properties officeooo:rsid="0019ed52"/>
    </style:style>
    <style:style style:name="T2" style:family="text">
      <style:text-properties officeooo:rsid="001c6309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c63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verse Theorems</text:p>
      <text:p text:style-name="P3">by Sven Nilsen, 2020</text:p>
      <text:p text:style-name="P2"/>
      <text:p text:style-name="P4">In this paper I present three inverse theorems found in Path Semantical Logic.</text:p>
      <text:p text:style-name="P2"/>
      <text:p text:style-name="P5">Similar to Normal<text:span text:style-name="T4"><text:reference-ref text:reference-format="text" text:ref-name="implication theorem">[1]</text:reference-ref></text:span>, Abstract<text:span text:style-name="T4"><text:reference-ref text:reference-format="text" text:ref-name="abstract implication theorem">[2]</text:reference-ref></text:span> and Constrained<text:span text:style-name="T4"><text:reference-ref text:reference-format="text" text:ref-name="constrained implication theorem">[3]</text:reference-ref></text:span> Implication Theorems, there are three Inverse Theorems, <text:span text:style-name="T2">which are proofs in Path Semantical Logic</text:span><text:span text:style-name="T5"><text:reference-ref text:reference-format="text" text:ref-name="path semantical logic">[4]</text:reference-ref></text:span>:</text:p>
      <text:p text:style-name="P2"/>
      <text:p text:style-name="P2"><text:tab/>(a, b, c) (B, C):<text:tab/><text:tab/><text:tab/>Normal Inverse Theorem</text:p>
      <text:p text:style-name="P2"><text:tab/>¬a, b(B), c(C) <text:s/>=&gt; <text:s/>B=C</text:p>
      <text:p text:style-name="P2"/>
      <text:p text:style-name="P2"><text:tab/>(a, b, c) (B, C):<text:tab/><text:tab/><text:tab/>Abstract Inverse Theorem</text:p>
      <text:p text:style-name="P2"><text:tab/>¬a, b(B)=c(C) <text:s/>=&gt; <text:s/>B=C</text:p>
      <text:p text:style-name="P2"/>
      <text:p text:style-name="P2"><text:tab/>(a, b, c) (B, C):<text:tab/><text:tab/><text:tab/>Constrained Inverse Theorem</text:p>
      <text:p text:style-name="P2"><text:tab/>¬a, b(B)=&gt;c(C) <text:s/>=&gt; <text:s/>B=&gt;C</text:p>
      <text:p text:style-name="P2"/>
      <text:p text:style-name="P8">Here, the tuple `(a, b, c)` has level 1 and the tuple `(B, C)` has level 0.</text:p>
      <text:p text:style-name="P8">The notation `b(B)` means `b=&gt;B` where `B` is at a lower level.</text:p>
      <text:p text:style-name="P2"/>
      <text:p text:style-name="P6">The Inverse Theorems are so unusual that I checked in Propositional Logic<text:span text:style-name="T4"><text:reference-ref text:reference-format="text" text:ref-name="propositional calculus">[5]</text:reference-ref></text:span> that they are a consequence of the core axiom<text:span text:style-name="T4"><text:reference-ref text:reference-format="text" text:ref-name="path semantics">[6]</text:reference-ref></text:span>, <text:span text:style-name="T2">just in case the implementation</text:span><text:span text:style-name="T5"><text:reference-ref text:reference-format="text" text:ref-name="faster brute force proofs">[7]</text:reference-ref></text:span><text:span text:style-name="T2"> of Path Semantical Logic was incorrect. What I found was that not all cases need to be covered by the core axiom.</text:span></text:p>
      <text:p text:style-name="P6"/>
      <text:p text:style-name="P6"><text:tab/>a, b, c, B, C:<text:tab/><text:tab/><text:tab/><text:tab/><text:span text:style-name="T2">Normal Inverse Theorem in Propositional Logic</text:span></text:p>
      <text:p text:style-name="P6"><text:tab/>(a<text:span text:style-name="T2">=</text:span>b, a<text:span text:style-name="T2">=&gt;</text:span>B, b<text:span text:style-name="T2">=&gt;</text:span>C <text:s/>=&gt; B<text:span text:style-name="T2">=</text:span>C),</text:p>
      <text:p text:style-name="P6"><text:s text:c="12"/>(a<text:span text:style-name="T2">=</text:span>c, a<text:span text:style-name="T2">=&gt;</text:span>B, c<text:span text:style-name="T2">=&gt;</text:span>C <text:s/>=&gt; B<text:span text:style-name="T2">=</text:span>C),</text:p>
      <text:p text:style-name="P6"><text:tab/><text:span text:style-name="T1">¬a, b=&gt;B, c=&gt;C <text:s/>=&gt; <text:s/>B=C</text:span></text:p>
      <text:p text:style-name="P6"/>
      <text:p text:style-name="P7"><text:tab/>a, b, c, B, C:<text:tab/><text:tab/><text:tab/><text:tab/><text:span text:style-name="T2">Abstract Inverse Theorem in Propositional Logic</text:span></text:p>
      <text:p text:style-name="P7"><text:tab/>(a<text:span text:style-name="T2">=</text:span>b, a<text:span text:style-name="T2">=&gt;</text:span>B, b<text:span text:style-name="T2">=&gt;</text:span>C <text:s/>=&gt; B<text:span text:style-name="T2">=</text:span>C),</text:p>
      <text:p text:style-name="P7"><text:s text:c="12"/>(a<text:span text:style-name="T2">=</text:span>c, a<text:span text:style-name="T2">=&gt;</text:span>B, c<text:span text:style-name="T2">=&gt;</text:span>C <text:s/>=&gt; B<text:span text:style-name="T2">=</text:span>C),</text:p>
      <text:p text:style-name="P7"><text:tab/><text:span text:style-name="T1">¬a, (b=&gt;B)=(c=&gt;C) <text:s/>=&gt; <text:s/>B=C</text:span></text:p>
      <text:p text:style-name="P7"/>
      <text:p text:style-name="P7"><text:tab/>a, b, c, B, C:<text:tab/><text:tab/><text:tab/><text:tab/><text:span text:style-name="T2">Constrained Inverse Theorem in Propositional Logic</text:span></text:p>
      <text:p text:style-name="P7"><text:tab/>(a<text:span text:style-name="T2">=</text:span>c, a<text:span text:style-name="T2">=&gt;</text:span>B, c<text:span text:style-name="T2">=&gt;</text:span>C <text:s/>=&gt; B<text:span text:style-name="T2">=</text:span>C),</text:p>
      <text:p text:style-name="P7"><text:tab/><text:span text:style-name="T1">¬a, (b=&gt;B)=&gt;(c=&gt;C) <text:s/>=&gt; <text:s/>B=&gt;C</text:span></text:p>
      <text:p text:style-name="P7"/>
      <text:p text:style-name="P9">In the Constrained Inverse Theorem, only a single core axiom is needed in Propositional Logic.</text:p>
      <text:p text:style-name="P9"/>
      <text:h text:style-name="P1" text:outline-level="3">References:</text:h>
      <text:p text:style-name="P8"/>
      <text:p text:style-name="P8"><text:reference-mark-start text:name="implication theorem"/>[1]<text:reference-mark-end text:name="implication theorem"/><text:tab/>“Implication Theorem”</text:p>
      <text:p text:style-name="P8"><text:tab/>Sven Nilsen, 2020</text:p>
      <text:p text:style-name="P8"><text:tab/><text:a xlink:type="simple" xlink:href="https://github.com/advancedresearch/path_semantics/blob/master/papers-wip/implication-theorem.pdf" text:style-name="Internet_20_link" text:visited-style-name="Visited_20_Internet_20_Link"><text:span text:style-name="T3">https://github.com/advancedresearch/path_semantics/blob/master/papers-wip/implication-theorem.pdf</text:span></text:a></text:p>
      <text:p text:style-name="P8"/>
      <text:p text:style-name="P8"><text:reference-mark-start text:name="abstract implication theorem"/>[2]<text:reference-mark-end text:name="abstract implication theorem"/><text:tab/>“Abstract Implication Theorem”</text:p>
      <text:p text:style-name="P8"><text:tab/>Sven Nilsen, 2020</text:p>
      <text:p text:style-name="P8"><text:tab/><text:a xlink:type="simple" xlink:href="https://github.com/advancedresearch/path_semantics/blob/master/papers-wip/abstract-implication-theorem.pdf" text:style-name="Internet_20_link" text:visited-style-name="Visited_20_Internet_20_Link"><text:span text:style-name="T3">https://github.com/advancedresearch/path_semantics/blob/master/papers-wip/abstract-implication-theorem.pdf</text:span></text:a></text:p>
      <text:p text:style-name="P8"/>
      <text:p text:style-name="P8"><text:reference-mark-start text:name="constrained implication theorem"/>[3]<text:reference-mark-end text:name="constrained implication theorem"/><text:tab/>“Constrained Implication Theorem”</text:p>
      <text:p text:style-name="P8"><text:tab/>Sven Nilsen, 2020</text:p>
      <text:p text:style-name="P8"><text:tab/><text:a xlink:type="simple" xlink:href="https://github.com/advancedresearch/path_semantics/blob/master/papers-wip/constrained-implication-theorem.pdf" text:style-name="Internet_20_link" text:visited-style-name="Visited_20_Internet_20_Link"><text:span text:style-name="T3">https://github.com/advancedresearch/path_semantics/blob/master/papers-wip/constrained-implication-theorem.pdf</text:span></text:a></text:p>
      <text:p text:style-name="P8"/>
      <text:p text:style-name="P8"><text:reference-mark-start text:name="path semantical logic"/>[4]<text:reference-mark-end text:name="path semantical logic"/><text:tab/>“Path Semantical Logic”</text:p>
      <text:p text:style-name="P8"><text:tab/>AdvancedResearch, reading sequence on Path Semantics</text:p>
      <text:p text:style-name="P8"><text:tab/><text:a xlink:type="simple" xlink:href="https://github.com/advancedresearch/path_semantics/blob/master/sequences.md#path-semantical-logic" text:style-name="Internet_20_link" text:visited-style-name="Visited_20_Internet_20_Link"><text:span text:style-name="T3">https://github.com/advancedresearch/path_semantics/blob/master/sequences.md#path-semantical-logic</text:span></text:a></text:p>
      <text:p text:style-name="P8"/>
      <text:p text:style-name="P9"><text:reference-mark-start text:name="propositional calculus"/>[5]<text:reference-mark-end text:name="propositional calculus"/><text:tab/>“Propositional calculus”</text:p>
      <text:p text:style-name="P9"><text:tab/>Wikipedia</text:p>
      <text:p text:style-name="P9"><text:tab/><text:a xlink:type="simple" xlink:href="https://en.wikipedia.org/wiki/Propositional_calculus" text:style-name="Internet_20_link" text:visited-style-name="Visited_20_Internet_20_Link"><text:span text:style-name="T3">https://en.wikipedia.org/wiki/Propositional_calculus</text:span></text:a></text:p>
      <text:p text:style-name="P9"/>
      <text:p text:style-name="P9"><text:reference-mark-start text:name="path semantics"/>[6]<text:reference-mark-end text:name="path semantics"/><text:tab/>“Path Semantics”</text:p>
      <text:p text:style-name="P9"><text:tab/>Sven Nilsen, 2016-2019</text:p>
      <text:p text:style-name="P9"><text:tab/><text:a xlink:type="simple" xlink:href="https://github.com/advancedresearch/path_semantics/blob/master/papers-wip/path-semantics.pdf" text:style-name="Internet_20_link" text:visited-style-name="Visited_20_Internet_20_Link"><text:span text:style-name="T3">https://github.com/advancedresearch/path_semantics/blob/master/papers-wip/path-semantics.pdf</text:span></text:a></text:p>
      <text:p text:style-name="P9"/>
      <text:p text:style-name="P9"><text:reference-mark-start text:name="faster brute force proofs"/>[7]<text:reference-mark-end text:name="faster brute force proofs"/><text:tab/>“Faster Brute Force Proofs”</text:p>
      <text:p text:style-name="P9"><text:tab/>Sven Nilsen, 2020</text:p>
      <text:p text:style-name="P9"><text:tab/><text:a xlink:type="simple" xlink:href="https://github.com/advancedresearch/path_semantics/blob/master/papers-wip/faster-brute-force-proofs.pdf" text:style-name="Internet_20_link" text:visited-style-name="Visited_20_Internet_20_Link"><text:span text:style-name="T3">https://github.com/advancedresearch/path_semantics/blob/master/papers-wip/faster-brute-force-proofs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7:08:49.522983000</meta:creation-date>
    <dc:date>2020-09-09T18:01:02.783900000</dc:date>
    <meta:editing-duration>PT8M38S</meta:editing-duration>
    <meta:editing-cycles>1</meta:editing-cycles>
    <meta:document-statistic meta:table-count="0" meta:image-count="0" meta:object-count="0" meta:page-count="2" meta:paragraph-count="47" meta:word-count="295" meta:character-count="2453" meta:non-whitespace-character-count="2120"/>
    <meta:generator>LibreOffice/5.1.2.2$MacOSX_X86_64 LibreOffice_project/d3bf12ecb743fc0d20e0be0c58ca359301eb705f</meta:generator>
  </office:meta>
</office:document-meta>
</file>